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 3=&gt;</text:p>
      <text:p text:style-name="Standard">1]</text:p>
      <text:p text:style-name="Standard">select * from SUPLLIER;</text:p>
      <text:p text:style-name="Standard"/>
      <text:p text:style-name="Standard">SELECT concat(upper(substr(SNAME,1,1)),lower(substr(SNAME,2))) FROM SUPLLIER;</text:p>
      <text:p text:style-name="Standard">2]</text:p>
      <text:p text:style-name="Standard">SELECT upper(SNAME) from SUPLLIER;</text:p>
      <text:p text:style-name="Standard"/>
      <text:p text:style-name="Standard">3]</text:p>
      <text:p text:style-name="Standard">SELECT lower(SNAME) from SUPLLIER;</text:p>
      <text:p text:style-name="Standard">4]</text:p>
      <text:p text:style-name="Standard">select rpad(SNAME,25,' ') FROM SUPLLIER;</text:p>
      <text:p text:style-name="Standard">5]</text:p>
      <text:p text:style-name="Standard">select replace(SNAME,'la','ro') from SUPLLIER;</text:p>
      <text:p text:style-name="Standard">6]</text:p>
      <text:p text:style-name="Standard">select replace(replace(SNAME,'l','r'),'a','o') from SUPLLIER;</text:p>
      <text:p text:style-name="Standard">7]</text:p>
      <text:p text:style-name="Standard">select SNAME, length(SNAME) FROM SUPLLIER; </text:p>
      <text:p text:style-name="Standard">8]</text:p>
      <text:p text:style-name="Standard">select * from SUPLLIER where soundex(SNAME)=soundex('BLOKE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21:54:03.379729052</meta:creation-date>
    <dc:date>2020-07-20T21:54:47.043493761</dc:date>
    <meta:editing-duration>PT46S</meta:editing-duration>
    <meta:editing-cycles>1</meta:editing-cycles>
    <meta:document-statistic meta:table-count="0" meta:image-count="0" meta:object-count="0" meta:page-count="1" meta:paragraph-count="18" meta:word-count="50" meta:character-count="441" meta:non-whitespace-character-count="408"/>
    <meta:generator>LibreOffice/6.0.7.3$Linux_X86_64 LibreOffice_project/00m0$Build-3</meta:generator>
  </office:meta>
</office:document-meta>
</file>